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łacińskie_20_duże_20_3"/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arabskie_20_3">
      <loext:graphic-properties draw:fill="none"/>
      <style:paragraph-properties fo:background-color="transparent"/>
      <style:text-properties officeooo:paragraph-rsid="000f9433"/>
    </style:style>
    <style:style style:name="P4" style:family="paragraph" style:parent-style-name="Standard">
      <style:paragraph-properties fo:margin-top="0.4cm" fo:margin-bottom="0cm" loext:contextual-spacing="false"/>
    </style:style>
    <style:style style:name="P5" style:family="paragraph" style:parent-style-name="Standard" style:list-style-name="łacińskie_20_duże_20_3">
      <style:paragraph-properties fo:margin-top="0cm" fo:margin-bottom="0.101cm" loext:contextual-spacing="false"/>
    </style:style>
    <style:style style:name="P6" style:family="paragraph" style:parent-style-name="Rzymskie_20_I" style:list-style-name="rzymskie_20_I"/>
    <style:style style:name="P7" style:family="paragraph" style:parent-style-name="rzymskie_20_I" style:list-style-name="rzymskie_20_I"/>
    <style:style style:name="P8" style:family="paragraph" style:parent-style-name="arabskie_20_2" style:list-style-name="arabskie_20_2"/>
    <style:style style:name="P9" style:family="paragraph" style:parent-style-name="arabskie_20_2" style:list-style-name="arabskie_20_3"/>
    <style:style style:name="P10" style:family="paragraph" style:parent-style-name="arabskie_20_2" style:list-style-name="arabskie_20_3">
      <style:paragraph-properties fo:margin-left="0cm" fo:margin-right="0cm" fo:text-indent="0cm" style:auto-text-indent="false"/>
      <style:text-properties officeooo:paragraph-rsid="000f9433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 Z JĘZYKA POLSKIEGO W ROKU SZKOLNYM 2006/2007 </text:p>
      <text:p text:style-name="P4">Magdalena Barańska, klasa 3d</text:p>
      <text:p text:style-name="Standard"><text:span text:style-name="T1">Temat: </text:span>Różne oblicza władców. Porównaj wybrane portrety w oparciu o teksty dramatyczne.</text:p>
      <text:list xml:id="list2840935445" text:style-name="rzymskie_20_I">
        <text:list-item>
          <text:p text:style-name="P7">Literatura podmiotu:</text:p>
        </text:list-item>
      </text:list>
      <text:list xml:id="list586341577" text:style-name="arabskie_20_2">
        <text:list-item>
          <text:p text:style-name="P8">Kochanowski Jan, Odprawa posłów greckich, Zakład Narodowy im. Ossolińskich, Wrocław 1985.</text:p>
        </text:list-item>
        <text:list-item>
          <text:p text:style-name="P8">Machiavelli Niccolo, Książę (fragmenty), [w:] Mrowcewicz Krzysztof, Przeszłość to dziś, Wydawnictwo STENTOR, Warszawa 2004, s. 54-56.</text:p>
        </text:list-item>
        <text:list-item>
          <text:p text:style-name="P8">Shakespeare William, Makbet, Wydawnictwo Łódzkie, Biblioteka Lektur Szkolnych, Łódź 1976.</text:p>
        </text:list-item>
        <text:list-item>
          <text:p text:style-name="P8">Sofokles, Antygona, Krajowa Agencja Wydawnicza Rzeszów, Rzeszów 1990.</text:p>
        </text:list-item>
      </text:list>
      <text:list xml:id="list103357188605818" text:continue-list="list2840935445" text:style-name="rzymskie_20_I">
        <text:list-item>
          <text:p text:style-name="P7">Literatura przedmiotu:</text:p>
        </text:list-item>
      </text:list>
      <text:list xml:id="list2844466564" text:style-name="arabskie_20_2">
        <text:list-item>
          <text:p text:style-name="P8">Komorowski Jarosław, Makbet Williama Shakespeare'a, WSiP, Biblioteka Analiz Literackich, Warszawa 1989, s. 52-57.</text:p>
        </text:list-item>
        <text:list-item>
          <text:p text:style-name="P8">Kotarski Edward, Odprawa posłów greckich Jana Kochanowskiego, Państwowe Zakłady Wydawnictw Szkolnych, Biblioteka Analiz Literackich, Warszawa 1969, s.40-48.</text:p>
        </text:list-item>
        <text:list-item>
          <text:p text:style-name="P8">Ryś Anna, Antygona Sofoklesa, Wydawnictwo Marek Rożak, Gdańsk 1994, s. 29- 42.</text:p>
        </text:list-item>
      </text:list>
      <text:list xml:id="list103356861458079" text:continue-list="list103357188605818" text:style-name="rzymskie_20_I">
        <text:list-item>
          <text:p text:style-name="P7">Ramowy plan wypowiedzi:</text:p>
        </text:list-item>
      </text:list>
      <text:list xml:id="list3834607609" text:style-name="łacińskie_20_duże_20_3">
        <text:list-item>
          <text:p text:style-name="P5">Wstęp</text:p>
        </text:list-item>
      </text:list>
      <text:list xml:id="list103357406711646" text:continue-list="list2844466564" text:style-name="arabskie_20_3">
        <text:list-item text:start-value="1">
          <text:p text:style-name="P9">Rozważania dotyczące* osób sprawujących władzę oraz* sposobów rządzenia.</text:p>
        </text:list-item>
        <text:list-item>
          <text:p text:style-name="P9">"Ksiażę" Niccolo Machiavellego jako punkt odniesienia do analizy postępowania przedstawionych bohaterów – władców.</text:p>
        </text:list-item>
      </text:list>
      <text:list xml:id="list103357788330145" text:continue-list="list3834607609" text:style-name="łacińskie_20_duże_20_3">
        <text:list-item>
          <text:p text:style-name="P1">Kolejność prezentowanych argumentów (treści)</text:p>
        </text:list-item>
      </text:list>
      <text:list xml:id="list103357872383663" text:continue-list="list103357406711646" text:style-name="arabskie_20_3">
        <text:list-item text:start-value="1">
          <text:p text:style-name="P9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9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<text:p text:style-name="P10">Zróżnicowanie* oceny postępowania Kreona jako:</text:p>
          <text:p text:style-name="P10">władcy – tyrana i despoty surowo egzekwującego wydane prawa i rozkazy,</text:p>
        </text:list-item>
      </text:list>
      <text:list xml:id="list699686727" text:style-name="arabskie_20_3">
        <text:list-header>
          <text:p text:style-name="P3">władcy konsekwentnego, bezkompromisowego, pozbawionego prywaty, kierującego się interesami i obowiązkami państwa.</text:p>
          <text:p text:style-name="P3">Sylwetka bezwzględnego Makbeta – władcy zbrodniarza zaślepionego namiętnością władzy, ale bezustannego borykającego się z wyrzutami sumienia:</text:p>
          <text:p text:style-name="P3">tragizm postaci Makbeta – władca ukazany jako marionetka ludzkich namiętności, motyw życia – teatru.</text:p>
        </text:list-header>
      </text:list>
      <text:list xml:id="list103357093868620" text:continue-list="list103357788330145" text:style-name="łacińskie_20_duże_20_3">
        <text:list-item>
          <text:p text:style-name="P1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56568986079" text:continue-list="list103356861458079" text:style-name="rzymskie_20_I">
        <text:list-item>
          <text:p text:style-name="P7">Materiały pomocnicze</text:p>
        </text:list-item>
      </text:list>
      <text:p text:style-name="Standard">kartka z cytatami,</text:p>
      <text:p text:style-name="Standard">prezentacja multimedialna.</text:p>
      <text:p text:style-name="P2"/>
      <text:p text:style-name="P2">Podpis zdającego</text:p>
      <text:p text:style-name="P2"><text:soft-page-break/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_20_I" style:display-name="rzymskie I" style:family="paragraph" style:parent-style-name="Standard">
      <loext:graphic-properties draw:fill="none"/>
      <style:paragraph-properties fo:margin-left="0.7cm" fo:margin-right="0cm" fo:margin-top="0.199cm" fo:margin-bottom="0cm" loext:contextual-spacing="false" fo:text-indent="-0.7cm" style:auto-text-indent="false" fo:background-color="transparent" style:writing-mode="page">
        <style:tab-stops/>
      </style:paragraph-properties>
      <style:text-properties fo:font-weight="bold" style:font-weight-asian="bold" style:font-weight-complex="bold"/>
    </style:style>
    <style:style style:name="arabskie_20_2" style:display-name="arabskie 2" style:family="paragraph" style:parent-style-name="Standard">
      <style:paragraph-properties fo:margin-left="0.9cm" fo:margin-right="0cm" fo:margin-top="0cm" fo:margin-bottom="0.101cm" loext:contextual-spacing="false" fo:text-indent="0.9cm" style:auto-text-indent="false" style:writing-mode="page">
        <style:tab-stops/>
      </style:paragraph-properties>
    </style:style>
    <style:style style:name="łacińskie_20_małe" style:display-name="łacińskie małe" style:family="paragraph" style:parent-style-name="Standard">
      <loext:graphic-properties draw:fill="none"/>
      <style:paragraph-properties fo:margin-left="2.701cm" fo:margin-right="0cm" fo:margin-top="0cm" fo:margin-bottom="0.101cm" loext:contextual-spacing="false" fo:text-indent="-0.4cm" style:auto-text-indent="false" fo:background-color="transparen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_20_I" style:display-name="rzymskie I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_20_2" style:display-name="arabskie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_20_duże_20_3" style:display-name="łacińskie duże 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_20_małe" style:display-name="łacińskie małe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4cm" fo:margin-left="2.70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_20_3" style:display-name="arabskie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0.201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33.623732133</meta:creation-date>
    <dc:date>2017-10-23T10:33:55.579488817</dc:date>
    <meta:editing-duration>PT10M6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0" meta:word-count="323" meta:character-count="2617" meta:non-whitespace-character-count="2336"/>
  </office:meta>
</office:document-meta>
</file>